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711cm" table:align="margins" style:writing-mode="lr-tb"/>
    </style:style>
    <style:style style:name="Table2.A" style:family="table-column">
      <style:table-column-properties style:column-width="3.096cm" style:rel-column-width="10844*"/>
    </style:style>
    <style:style style:name="Table2.B" style:family="table-column">
      <style:table-column-properties style:column-width="15.616cm" style:rel-column-width="546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11cm" table:align="margins" style:writing-mode="lr-tb"/>
    </style:style>
    <style:style style:name="Table3.A" style:family="table-column">
      <style:table-column-properties style:column-width="3.708cm" style:rel-column-width="12983*"/>
    </style:style>
    <style:style style:name="Table3.B" style:family="table-column">
      <style:table-column-properties style:column-width="15.004cm" style:rel-column-width="525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Arial" fo:font-size="10pt" fo:language="en" fo:country="IN" fo:font-style="normal" fo:text-shadow="none" style:text-underline-style="none" fo:font-weight="bold" style:letter-kerning="true" fo:background-color="#ffffff" style:font-name-asian="Tahoma" style:font-size-asian="10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Arial" fo:font-size="10pt" fo:language="en" fo:country="IN" fo:font-style="normal" fo:text-shadow="none" style:text-underline-style="none" fo:font-weight="normal" style:letter-kerning="true" fo:background-color="#ffffff" style:font-name-asian="Tahoma" style:font-size-asian="10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bold" style:letter-kerning="true" fo:background-color="transparent" style:font-name-asian="Tahoma" style:font-size-asian="10pt" style:language-asian="en" style:country-asian="US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8pt" fo:language="en" fo:country="IN" fo:font-style="normal" fo:text-shadow="none" style:text-underline-style="none" fo:font-weight="bold" style:letter-kerning="true" fo:background-color="transparent" style:font-name-asian="Tahoma" style:font-size-asian="18pt" style:language-asian="en" style:country-asian="US" style:font-style-asian="normal" style:font-weight-asian="bold" style:font-name-complex="DejaVu Sans" style:font-size-complex="18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13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fo:background-color="#ffffff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Monospace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fo:background-color="#ffffff" style:font-name-asian="Tahoma" style:font-size-asian="12pt" style:font-weight-asian="bold" style:font-name-complex="DejaVu Sans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style:font-name-asian="Monospace" style:font-name-complex="Monospace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style:font-name="Arial" fo:font-size="10pt" fo:font-weight="bold" fo:background-color="#ffffff" style:font-size-asian="10pt" style:font-weight-asian="bold" style:font-weight-complex="bold" loext:char-shading-value="0"/>
    </style:style>
    <style:style style:name="T5" style:family="text">
      <style:text-properties style:font-name="Arial" fo:font-weight="bold" fo:background-color="#ffffff" style:font-weight-asian="bold" style:font-weight-complex="bold" loext:char-shading-value="0"/>
    </style:style>
    <style:style style:name="T6" style:family="text">
      <style:text-properties fo:font-weight="bold" fo:background-color="#ffffff" style:font-weight-asian="bold" style:font-weight-complex="bold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 loext:char-shading-value="0"/>
    </style:style>
    <style:style style:name="T9" style:family="text">
      <style:text-properties style:text-outline="false" style:text-line-through-style="none" style:font-name="Times New Roman" fo:language="en" fo:country="IN" fo:font-style="normal" fo:text-shadow="none" style:text-underline-style="none" style:letter-kerning="true" fo:background-color="transparent" style:language-asian="en" style:country-asian="US" style:font-style-asian="normal" style:font-style-complex="normal" style:text-emphasize="none" style:text-overline-style="none" style:text-overline-color="font-color" loext:char-shading-value="0"/>
    </style:style>
    <style:style style:name="T10" style:family="text">
      <style:text-properties fo:language="en" fo:country="US" fo:background-color="#ffffff" loext:char-shading-value="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UOTATION <text:span text:style-name="T13">–</text:span> EXPORT</text:p>
      <text:p text:style-name="P12"/>
      <text:p text:style-name="P8"><text:placeholder text:placeholder-type="text">&lt;for each="line in (get_sale_order(o.id) and get_sale_order(o.id).order_line or [])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Product Name</text:p>
          </table:table-cell>
          <table:table-cell table:style-name="Table2.B1" office:value-type="string">
            <text:p text:style-name="P13"><text:placeholder text:placeholder-type="text">&lt;line.product_id and line.product_id.name or ''&gt;</text:placeholder></text:p>
          </table:table-cell>
        </table:table-row>
        <table:table-row>
          <table:table-cell table:style-name="Table2.A2" office:value-type="string">
            <text:p text:style-name="P20">Application</text:p>
          </table:table-cell>
          <table:table-cell table:style-name="Table2.B2" office:value-type="string">
            <text:p text:style-name="P14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20">Basic Price</text:p>
          </table:table-cell>
          <table:table-cell table:style-name="Table2.B2" office:value-type="string">
            <text:p text:style-name="P16"><text:span text:style-name="T9"><text:placeholder text:placeholder-type="text">&lt;o.currency_id and o.currency_id.symbol or ''&gt;</text:placeholder></text:span><text:span text:style-name="T9"> </text:span><text:span text:style-name="T10"><text:placeholder text:placeholder-type="text">&lt;line.price_unit and line.price_unit or ''&gt;</text:placeholder></text:span><text:span text:style-name="T3">/- Per MT, Basic, </text:span><text:span text:style-name="T9"><text:placeholder text:placeholder-type="text">&lt;o.incoterm and o.incoterm.name or ''&gt;</text:placeholder></text:span><text:span text:style-name="T9"> </text:span><text:span text:style-name="T3"><text:s/>Tuticorin</text:span></text:p>
          </table:table-cell>
        </table:table-row>
        <table:table-row>
          <table:table-cell table:style-name="Table2.A2" office:value-type="string">
            <text:p text:style-name="P20">Payment Terms</text:p>
          </table:table-cell>
          <table:table-cell table:style-name="Table2.B2" office:value-type="string">
            <text:p text:style-name="P15"><text:placeholder text:placeholder-type="text">&lt;o.payment_term.id and o.payment_term.name or ''&gt;</text:placeholder></text:p>
          </table:table-cell>
        </table:table-row>
        <table:table-row>
          <table:table-cell table:style-name="Table2.A2" office:value-type="string">
            <text:p text:style-name="P20">Validity</text:p>
          </table:table-cell>
          <table:table-cell table:style-name="Table2.B2" office:value-type="string">
            <text:p text:style-name="P17">For dispatches made on or before <text:span text:style-name="T11"><text:placeholder text:placeholder-type="text">&lt;o.date_order and length_month(int(o.date_order[:4]),int(o.date_order[5:7])) or ''&gt;</text:placeholder></text:span><text:span text:style-name="T11"> </text:span><text:span text:style-name="T11"><text:placeholder text:placeholder-type="text">&lt;o.date_order and get_month_name(int(o.date_order[5:7])) or ''&gt;</text:placeholder></text:span><text:span text:style-name="T11"> </text:span><text:span text:style-name="T12"><text:placeholder text:placeholder-type="text">&lt;o.date_order and o.date_order[:4] or False&gt;</text:placeholder></text:span></text:p>
          </table:table-cell>
        </table:table-row>
      </table:table>
      <text:p text:style-name="P3"/>
      <text:p text:style-name="P11"><text:placeholder text:placeholder-type="text">&lt;o.description and o.description or ''&gt;</text:placeholder></text:p>
      <text:p text:style-name="P11"><text:span text:style-name="T7">Transport</text:span>: <text:span text:style-name="T14"><text:placeholder text:placeholder-type="text">&lt;o.transport_details and o.transport_details or ''&gt;</text:placeholder></text:span></text:p>
      <text:p text:style-name="P11"><text:span text:style-name="T8">Insurance</text:span><text:span text:style-name="T14">: </text:span><text:span text:style-name="T14"><text:placeholder text:placeholder-type="text">&lt;o.insurance_details and o.insurance_details or ''&gt;</text:placeholder></text:span></text:p>
      <text:p text:style-name="P4"><text:span text:style-name="T6">Packing <text:s text:c="2"/></text:span><text:span text:style-name="T3">: </text:span><text:span text:style-name="T2"><text:placeholder text:placeholder-type="text">&lt;o.packing_details and o.packing_details or  ''&gt;</text:placeholder></text:span></text:p>
      <text:p text:style-name="P10"><text:placeholder text:placeholder-type="text">&lt;/for&gt;</text:placeholder>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Bankers</text:p>
          </table:table-cell>
          <table:table-cell table:style-name="Table3.B1" office:value-type="string">
            <text:p text:style-name="P18"><text:span text:style-name="T1"><text:placeholder text:placeholder-type="text">&lt;o.bank_account and o.bank_account.name or ''&gt;</text:placeholder></text:span><text:span text:style-name="T1">, </text:span><text:span text:style-name="T1"><text:placeholder text:placeholder-type="text">&lt;o.bank_account and o.bank_account.street or ''&gt;</text:placeholder></text:span><text:span text:style-name="T1">, </text:span><text:span text:style-name="T1"><text:placeholder text:placeholder-type="text">&lt;o.bank_account and o.bank_account.city or ''&gt;</text:placeholder></text:span><text:span text:style-name="T1">-</text:span><text:span text:style-name="T1"><text:placeholder text:placeholder-type="text">&lt;o.bank_account and o.bank_account.zip or ''&gt;</text:placeholder></text:span></text:p>
            <text:p text:style-name="P18"><text:span text:style-name="T1">PH: </text:span><text:span text:style-name="T1"><text:placeholder text:placeholder-type="text">&lt;o.bank_account and o.bank_account.phone or ''&gt;</text:placeholder></text:span></text:p>
          </table:table-cell>
        </table:table-row>
        <table:table-row>
          <table:table-cell table:style-name="Table3.A2" office:value-type="string">
            <text:p text:style-name="P21">Account Type</text:p>
          </table:table-cell>
          <table:table-cell table:style-name="Table3.B2" office:value-type="string">
            <text:p text:style-name="P14">CURRENT ACCOUNT</text:p>
          </table:table-cell>
        </table:table-row>
        <table:table-row>
          <table:table-cell table:style-name="Table3.A2" office:value-type="string">
            <text:p text:style-name="P21">Account number</text:p>
          </table:table-cell>
          <table:table-cell table:style-name="Table3.B2" office:value-type="string">
            <text:p text:style-name="P14">11910200072715</text:p>
          </table:table-cell>
        </table:table-row>
        <table:table-row>
          <table:table-cell table:style-name="Table3.A2" office:value-type="string">
            <text:p text:style-name="P21">RTGS IFSC</text:p>
          </table:table-cell>
          <table:table-cell table:style-name="Table3.B2" office:value-type="string">
            <text:p text:style-name="P14"><text:placeholder text:placeholder-type="text">&lt;o.bank_account and o.bank_account.bic or ''&gt;</text:placeholder></text:p>
          </table:table-cell>
        </table:table-row>
        <table:table-row>
          <table:table-cell table:style-name="Table3.A2" office:value-type="string">
            <text:p text:style-name="P21">Account Holder Name</text:p>
          </table:table-cell>
          <table:table-cell table:style-name="Table3.B2" office:value-type="string">
            <text:p text:style-name="P14">V.V TITANIUM PIGMENTS PRIVATE LIMITED</text:p>
          </table:table-cell>
        </table:table-row>
        <table:table-row>
          <table:table-cell table:style-name="Table3.A2" office:value-type="string">
            <text:p text:style-name="P21">Regd. Office Address</text:p>
          </table:table-cell>
          <table:table-cell table:style-name="Table3.B2" office:value-type="string">
            <text:p text:style-name="P14">Mahadevankulam, Tisaiyanvilai – 627 657, Tirunelveli Dist., India</text:p>
          </table:table-cell>
        </table:table-row>
        <table:table-row>
          <table:table-cell table:style-name="Table3.A2" office:value-type="string">
            <text:p text:style-name="P21">Factory Address</text:p>
          </table:table-cell>
          <table:table-cell table:style-name="Table3.B2" office:value-type="string">
            <text:p text:style-name="P14">A 81, SIPCOT INDUSTRIAL COMPLEX, SOUTH VEERAPANDIAPURAM P.O,</text:p>
            <text:p text:style-name="P14">TUTICORIN – 628 002</text:p>
          </table:table-cell>
        </table:table-row>
      </table:table>
      <text:p text:style-name="P1"><text:s/></text:p>
      <text:p text:style-name="P7">Kindly Place your valuable order and make the payment, so that we shall proceed with the dispatch.</text:p>
      <text:p text:style-name="P2"><text:tab/><text:tab/></text:p>
      <text:p text:style-name="P5"><text:span text:style-name="T4"><text:tab/> <text:s text:c="40"/></text:span><text:span text:style-name="T5"><text:s text:c="3"/></text:span><text:span text:style-name="T6">For</text:span><text:span text:style-name="T3"> </text:span><text:span text:style-name="T7"><text:placeholder text:placeholder-type="text">&lt;o.company_id.name or ''&gt;</text:placeholder></text:span></text:p>
      <text:p text:style-name="P6"/>
      <text:p text:style-name="P6"/>
      <text:p text:style-name="P9"><text:s text:c="6"/>Authorised Sign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09cm" fo:margin-bottom="0.231cm" fo:margin-left="1.54cm" fo:margin-right="1.33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03-01T23:45:52</dc:date>
    <meta:editing-duration>PT14H36M19S</meta:editing-duration>
    <meta:editing-cycles>209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38" meta:word-count="195" meta:character-count="1715" meta:non-whitespace-character-count="1498"/>
  </office:meta>
</office:document-meta>
</file>